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none" draw:fill="none" draw:textarea-vertical-align="middle"/>
    </style:style>
    <style:style style:name="gr10" style:family="graphic" style:parent-style-name="standard">
      <style:graphic-properties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1.55cm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cm" svg:y1="13cm" svg:x2="16.1cm" svg:y2="13cm">
          <text:p/>
        </draw:line>
        <draw:line draw:style-name="gr1" draw:text-style-name="P1" draw:layer="layout" svg:x1="3cm" svg:y1="5cm" svg:x2="3cm" svg:y2="13cm">
          <text:p/>
        </draw:line>
        <draw:line draw:style-name="gr2" draw:text-style-name="P1" draw:layer="layout" svg:x1="13cm" svg:y1="8cm" svg:x2="3cm" svg:y2="13cm">
          <text:p/>
        </draw:line>
        <draw:line draw:style-name="gr2" draw:text-style-name="P1" draw:layer="layout" svg:x1="13cm" svg:y1="13cm" svg:x2="13cm" svg:y2="8cm">
          <text:p/>
        </draw:line>
        <draw:line draw:style-name="gr3" draw:text-style-name="P1" draw:layer="layout" svg:x1="14.2cm" svg:y1="13.5cm" svg:x2="16.1cm" svg:y2="13.5cm">
          <text:p/>
        </draw:line>
        <draw:frame draw:style-name="gr4" draw:text-style-name="P2" draw:layer="layout" svg:width="1.1cm" svg:height="0.9cm" svg:x="14.5cm" svg:y="13.8cm">
          <draw:text-box>
            <text:p text:style-name="P2"><text:span text:style-name="T1">y</text:span></text:p>
          </draw:text-box>
        </draw:frame>
        <draw:line draw:style-name="gr3" draw:text-style-name="P1" draw:layer="layout" svg:x1="2.5cm" svg:y1="6.3cm" svg:x2="2.5cm" svg:y2="5cm">
          <text:p/>
        </draw:line>
        <draw:frame draw:style-name="gr5" draw:text-style-name="P2" draw:layer="layout" svg:width="1.4cm" svg:height="1.2cm" svg:x="1.6cm" svg:y="5.7cm">
          <draw:text-box>
            <text:p text:style-name="P2"><text:span text:style-name="T1">x,z</text:span></text:p>
          </draw:text-box>
        </draw:frame>
        <draw:frame draw:style-name="gr6" draw:text-style-name="P2" draw:layer="layout" svg:width="3.2cm" svg:height="0.721cm" svg:x="7.3cm" svg:y="12.379cm">
          <draw:text-box>
            <text:p text:style-name="P2"><text:span text:style-name="T1">ay</text:span></text:p>
          </draw:text-box>
        </draw:frame>
        <draw:frame draw:style-name="gr7" draw:text-style-name="P2" draw:layer="layout" svg:width="1.3cm" svg:height="1cm" svg:x="4.9cm" svg:y="12cm">
          <draw:text-box>
            <text:p text:style-name="P2"><text:span text:style-name="T2">φ</text:span></text:p>
          </draw:text-box>
        </draw:frame>
        <draw:frame draw:style-name="gr8" draw:text-style-name="P2" draw:layer="layout" svg:width="2.208cm" svg:height="0.721cm" svg:x="13cm" svg:y="10.9cm">
          <draw:text-box>
            <text:p><text:span text:style-name="T1">ay tan(</text:span><text:span text:style-name="T2">φ</text:span><text:span text:style-name="T1">)</text:span></text:p>
          </draw:text-box>
        </draw:frame>
        <draw:line draw:style-name="gr2" draw:text-style-name="P1" draw:layer="layout" svg:x1="3cm" svg:y1="13cm" svg:x2="13cm" svg:y2="13cm">
          <text:p/>
        </draw:line>
        <draw:line draw:style-name="gr1" draw:text-style-name="P1" draw:layer="layout" svg:x1="3.1cm" svg:y1="13cm" svg:x2="16cm" svg:y2="6.5cm">
          <text:p/>
        </draw:line>
        <draw:line draw:style-name="gr9" draw:text-style-name="P1" draw:layer="layout" svg:x1="16cm" svg:y1="6.5cm" svg:x2="3cm" svg:y2="6.6cm">
          <text:p/>
        </draw:line>
        <draw:custom-shape draw:style-name="gr10" draw:text-style-name="P1" draw:layer="layout" svg:width="13cm" svg:height="6.4cm" draw:transform="rotate (3.1415926535892) translate (16cm 12.9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1" draw:layer="layout" svg:width="4cm" svg:height="2.384cm" svg:x="4.2cm" svg:y="7.4cm">
          <draw:text-box>
            <text:p>Rotation</text:p>
            <text:p>detected</text:p>
            <text:p>area</text:p>
          </draw:text-box>
        </draw:frame>
        <draw:frame draw:style-name="gr12" draw:text-style-name="P2" draw:layer="layout" svg:width="4.9cm" svg:height="2.1cm" draw:transform="rotate (0.478220215046356) translate (6.583cm 10.436cm)">
          <draw:text-box>
            <text:p text:style-name="P2"><text:span text:style-name="T1">abs(ax,az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deněk Skulínek</meta:initial-creator>
    <meta:creation-date>2018-06-04T16:49:08</meta:creation-date>
    <dc:date>2018-06-04T17:47:29</dc:date>
    <dc:creator>Zdeněk Skulínek</dc:creator>
    <meta:editing-duration>PT42M49S</meta:editing-duration>
    <meta:editing-cycles>1</meta:editing-cycles>
    <meta:document-statistic meta:object-count="17"/>
    <meta:generator>OpenOffice/4.1.0$Unix OpenOffice.org_project/410m18$Build-9764</meta:generator>
  </office:meta>
</office:document-meta>
</file>